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4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4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2" draw:start-glue-point="4" draw:end-shape="id6" draw:end-glue-point="9" svg:d="M9584 7123l-2258-2429" svg:viewBox="0 0 2259 2430">
          <text:p text:style-name="P1"><text:s text:c="5"/>?</text:p>
        </draw:connector>
        <draw:custom-shape draw:style-name="gr3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7:24.166288675</dc:date>
    <dc:creator>elucterio </dc:creator>
    <meta:editing-duration>PT3H15M18S</meta:editing-duration>
    <meta:editing-cycles>13</meta:editing-cycles>
    <meta:generator>LibreOffice/4.2.8.2$Linux_X86_64 LibreOffice_project/420m0$Build-2</meta:generator>
    <meta:document-statistic meta:object-count="14"/>
  </office:meta>
</office:document-meta>
</file>